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officeooo:rsid="001d70f5" officeooo:paragraph-rsid="0016db45"/>
    </style:style>
    <style:style style:name="P2" style:family="paragraph" style:parent-style-name="Standard">
      <style:text-properties officeooo:paragraph-rsid="0016db45"/>
    </style:style>
    <style:style style:name="T1" style:family="text">
      <style:text-properties fo:color="#333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class</text:span> <text:span text:style-name="Source_20_Text">Main {</text:span></text:p>
      <text:p text:style-name="P2"><text:span text:style-name="Source_20_Text">   public</text:span> <text:span text:style-name="Source_20_Text">static</text:span> <text:span text:style-name="Source_20_Text">void</text:span> <text:span text:style-name="Source_20_Text">main(String[] args) {</text:span></text:p>
      <text:p text:style-name="P2"><text:span text:style-name="Source_20_Text">      </text:span><text:span text:style-name="Source_20_Text"><text:span text:style-name="T1">for</text:span></text:span><text:span text:style-name="T1"> </text:span><text:span text:style-name="Source_20_Text"><text:span text:style-name="T1">(int</text:span></text:span><text:span text:style-name="T1"> </text:span><text:span text:style-name="Source_20_Text"><text:span text:style-name="T1">loop1 = 1; loop1 &lt;= 5; loop1 = loop1 + 1) {</text:span></text:span></text:p>
      <text:p text:style-name="P2"><text:span text:style-name="Source_20_Text"><text:span text:style-name="T1">         for</text:span></text:span><text:span text:style-name="T1"> </text:span><text:span text:style-name="Source_20_Text"><text:span text:style-name="T1">(int</text:span></text:span><text:span text:style-name="T1"> </text:span><text:span text:style-name="Source_20_Text"><text:span text:style-name="T1">loop2 = 1; loop2 &lt;= 10; loop2 = loop2 + 1) {</text:span></text:span></text:p>
      <text:p text:style-name="P2"><text:span text:style-name="Source_20_Text">            System.out.print("X");</text:span></text:p>
      <text:p text:style-name="P2"><text:span text:style-name="Source_20_Text">         }</text:span></text:p>
      <text:p text:style-name="P2"><text:span text:style-name="Source_20_Text">         System.out.println();</text:span></text:p>
      <text:p text:style-name="P2"><text:span text:style-name="Source_20_Text">      }</text:span></text:p>
      <text:p text:style-name="P2"><text:span text:style-name="Source_20_Text">   }</text:span></text:p>
      <text:p text:style-name="P2"><text:span text:style-name="Source_20_Text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1:44:59.695303320</meta:creation-date>
    <dc:date>2017-03-15T11:45:21.985275165</dc:date>
    <meta:editing-duration>PT22S</meta:editing-duration>
    <meta:editing-cycles>1</meta:editing-cycles>
    <meta:document-statistic meta:table-count="0" meta:image-count="0" meta:object-count="0" meta:page-count="1" meta:paragraph-count="10" meta:word-count="43" meta:character-count="261" meta:non-whitespace-character-count="171"/>
    <meta:generator>LibreOffice/5.1.6.2$Linux_X86_64 LibreOffice_project/10m0$Build-2</meta:generator>
  </office:meta>
</office:document-meta>
</file>